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38ee" officeooo:paragraph-rsid="000938ee"/>
    </style:style>
    <style:style style:name="P2" style:family="paragraph" style:parent-style-name="Standard">
      <style:text-properties officeooo:rsid="000a895e" officeooo:paragraph-rsid="000a895e"/>
    </style:style>
    <style:style style:name="P3" style:family="paragraph" style:parent-style-name="Standard">
      <style:text-properties officeooo:rsid="000beefb" officeooo:paragraph-rsid="000beefb"/>
    </style:style>
    <style:style style:name="P4" style:family="paragraph" style:parent-style-name="Standard">
      <style:text-properties officeooo:rsid="000c8898" officeooo:paragraph-rsid="000c8898"/>
    </style:style>
    <style:style style:name="P5" style:family="paragraph" style:parent-style-name="Standard">
      <style:text-properties officeooo:rsid="000f6dc7" officeooo:paragraph-rsid="000f6dc7"/>
    </style:style>
    <style:style style:name="P6" style:family="paragraph" style:parent-style-name="Standard">
      <style:text-properties officeooo:rsid="00129182" officeooo:paragraph-rsid="00129182"/>
    </style:style>
    <style:style style:name="P7" style:family="paragraph" style:parent-style-name="Standard">
      <style:text-properties officeooo:rsid="001515d5" officeooo:paragraph-rsid="001515d5"/>
    </style:style>
    <style:style style:name="P8" style:family="paragraph" style:parent-style-name="Standard" style:list-style-name="List_20_1">
      <style:text-properties officeooo:rsid="001515d5" officeooo:paragraph-rsid="001515d5"/>
    </style:style>
    <style:style style:name="P9" style:family="paragraph" style:parent-style-name="Standard">
      <style:text-properties officeooo:rsid="0015fdee" officeooo:paragraph-rsid="0015fdee"/>
    </style:style>
    <style:style style:name="P10" style:family="paragraph" style:parent-style-name="Standard">
      <style:text-properties officeooo:rsid="0016e788" officeooo:paragraph-rsid="0016e788"/>
    </style:style>
    <style:style style:name="P11" style:family="paragraph" style:parent-style-name="Standard">
      <style:text-properties officeooo:rsid="0017975f" officeooo:paragraph-rsid="0017975f"/>
    </style:style>
    <style:style style:name="P12" style:family="paragraph" style:parent-style-name="Standard">
      <style:text-properties fo:font-weight="bold" officeooo:rsid="0017975f" officeooo:paragraph-rsid="0017975f" style:font-weight-asian="bold" style:font-weight-complex="bold"/>
    </style:style>
    <style:style style:name="P13" style:family="paragraph" style:parent-style-name="Standard">
      <style:text-properties fo:font-weight="bold" officeooo:rsid="0017b582" officeooo:paragraph-rsid="0017b582" style:font-weight-asian="bold" style:font-weight-complex="bold"/>
    </style:style>
    <style:style style:name="P14" style:family="paragraph" style:parent-style-name="Standard">
      <style:text-properties fo:font-weight="bold" officeooo:rsid="0019538b" officeooo:paragraph-rsid="001bba13" style:font-weight-asian="bold" style:font-weight-complex="bold"/>
    </style:style>
    <style:style style:name="P15" style:family="paragraph" style:parent-style-name="Standard">
      <style:text-properties fo:font-weight="bold" officeooo:rsid="0019b5d5" officeooo:paragraph-rsid="0019b5d5" style:font-weight-asian="bold" style:font-weight-complex="bold"/>
    </style:style>
    <style:style style:name="P16" style:family="paragraph" style:parent-style-name="Standard">
      <style:text-properties fo:font-weight="bold" officeooo:rsid="001e0199" officeooo:paragraph-rsid="001e0199" style:font-weight-asian="bold" style:font-weight-complex="bold"/>
    </style:style>
    <style:style style:name="P17" style:family="paragraph" style:parent-style-name="Standard">
      <style:text-properties officeooo:rsid="0017b582" officeooo:paragraph-rsid="0017b582"/>
    </style:style>
    <style:style style:name="P18" style:family="paragraph" style:parent-style-name="Standard">
      <style:text-properties officeooo:rsid="001bba13" officeooo:paragraph-rsid="001bba13"/>
    </style:style>
    <style:style style:name="P19" style:family="paragraph" style:parent-style-name="Standard">
      <style:text-properties officeooo:rsid="001dc5cc" officeooo:paragraph-rsid="001dc5cc"/>
    </style:style>
    <style:style style:name="P20" style:family="paragraph" style:parent-style-name="Standard">
      <style:text-properties officeooo:paragraph-rsid="001e686b"/>
    </style:style>
    <style:style style:name="P21" style:family="paragraph" style:parent-style-name="Standard">
      <style:text-properties officeooo:rsid="001fac42" officeooo:paragraph-rsid="001fac42"/>
    </style:style>
    <style:style style:name="P22" style:family="paragraph" style:parent-style-name="Standard">
      <style:text-properties officeooo:rsid="0021c6ae" officeooo:paragraph-rsid="0021c6ae"/>
    </style:style>
    <style:style style:name="P23" style:family="paragraph" style:parent-style-name="Standard">
      <style:text-properties officeooo:rsid="00227582" officeooo:paragraph-rsid="00227582"/>
    </style:style>
    <style:style style:name="P24" style:family="paragraph" style:parent-style-name="Standard">
      <style:text-properties officeooo:rsid="0023d4fe" officeooo:paragraph-rsid="0023d4fe"/>
    </style:style>
    <style:style style:name="P25" style:family="paragraph" style:parent-style-name="Standard">
      <style:text-properties officeooo:rsid="0024b106" officeooo:paragraph-rsid="0024b106"/>
    </style:style>
    <style:style style:name="P26" style:family="paragraph" style:parent-style-name="Standard">
      <style:text-properties officeooo:rsid="002634ad" officeooo:paragraph-rsid="002634ad"/>
    </style:style>
    <style:style style:name="P27" style:family="paragraph" style:parent-style-name="Standard">
      <style:text-properties officeooo:rsid="00284fe5" officeooo:paragraph-rsid="00284fe5"/>
    </style:style>
    <style:style style:name="P28" style:family="paragraph" style:parent-style-name="Standard">
      <style:text-properties style:text-underline-style="solid" style:text-underline-width="auto" style:text-underline-color="font-color" officeooo:rsid="00284fe5" officeooo:paragraph-rsid="00284fe5"/>
    </style:style>
    <style:style style:name="P29" style:family="paragraph" style:parent-style-name="Standard">
      <style:text-properties officeooo:rsid="002ae68f" officeooo:paragraph-rsid="002ae68f"/>
    </style:style>
    <style:style style:name="P30" style:family="paragraph" style:parent-style-name="Standard">
      <style:text-properties officeooo:rsid="002cd5ed" officeooo:paragraph-rsid="002cd5ed"/>
    </style:style>
    <style:style style:name="T1" style:family="text">
      <style:text-properties officeooo:rsid="000a895e"/>
    </style:style>
    <style:style style:name="T2" style:family="text">
      <style:text-properties officeooo:rsid="000bb975"/>
    </style:style>
    <style:style style:name="T3" style:family="text">
      <style:text-properties officeooo:rsid="000c8898"/>
    </style:style>
    <style:style style:name="T4" style:family="text">
      <style:text-properties officeooo:rsid="000e0274"/>
    </style:style>
    <style:style style:name="T5" style:family="text">
      <style:text-properties officeooo:rsid="00102b6f"/>
    </style:style>
    <style:style style:name="T6" style:family="text">
      <style:text-properties officeooo:rsid="0016bfc2"/>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9538b" style:font-style-asian="normal" style:font-style-complex="normal"/>
    </style:style>
    <style:style style:name="T10" style:family="text">
      <style:text-properties fo:font-style="normal" officeooo:rsid="001d3fc7" style:font-style-asian="normal" style:font-style-complex="normal"/>
    </style:style>
    <style:style style:name="T11" style:family="text">
      <style:text-properties fo:font-style="normal" officeooo:rsid="001e0199" style:font-style-asian="normal" style:font-style-complex="normal"/>
    </style:style>
    <style:style style:name="T12" style:family="text">
      <style:text-properties fo:font-style="normal" officeooo:rsid="001fe9e0" style:font-style-asian="normal" style:font-style-complex="normal"/>
    </style:style>
    <style:style style:name="T13" style:family="text">
      <style:text-properties fo:font-style="normal" officeooo:rsid="0021c6ae" style:font-style-asian="normal" style:font-style-complex="normal"/>
    </style:style>
    <style:style style:name="T14" style:family="text">
      <style:text-properties fo:font-style="normal" officeooo:rsid="00227582" style:font-style-asian="normal" style:font-style-complex="normal"/>
    </style:style>
    <style:style style:name="T15" style:family="text">
      <style:text-properties fo:font-style="normal" officeooo:rsid="0027bea3" style:font-style-asian="normal" style:font-style-complex="normal"/>
    </style:style>
    <style:style style:name="T16" style:family="text">
      <style:text-properties fo:font-style="normal" officeooo:rsid="00284fe5"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e686b" style:font-style-asian="normal" style:font-weight-asian="normal" style:font-style-complex="normal" style:font-weight-complex="normal"/>
    </style:style>
    <style:style style:name="T19" style:family="text">
      <style:text-properties officeooo:rsid="001e68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oteorhodopsin light-enhanced growth linked to vitamin-B 1 acquisition in marine Flavobacteria</text:p>
      <text:p text:style-name="P11"/>
      <text:p text:style-name="P1">Certain marine bacteria, such as those in Flavonobacteria show a photoheterotrophic metabolism. Proteorhodopsins <text:span text:style-name="T1">(PR) </text:span>generate ATP from sunlight.</text:p>
      <text:p text:style-name="P1"/>
      <text:p text:style-name="P1">Baterial proteorhodopsins have shown to improve diverse physiological <text:span text:style-name="T19">processes</text:span>, such as bicarbonate update or resistance to salt stress. However, <text:span text:style-name="T19">effect</text:span> on growth is not very clear. <text:span text:style-name="T2">Some of them grow better in low organic matter media.</text:span></text:p>
      <text:p text:style-name="P1"/>
      <text:p text:style-name="P2">There are different types of PR: H+, Na+ and Cl- pumps)</text:p>
      <text:p text:style-name="P2"/>
      <text:p text:style-name="P3">PR can affect global ocean carbon budget:</text:p>
      <text:p text:style-name="P3"><text:span text:style-name="T3">i</text:span>) Decrease carbon respiration rates: <text:span text:style-name="T3">more C available for anabolic processes</text:span></text:p>
      <text:p text:style-name="P4">ii) <text:s/>Enha<text:span text:style-name="T4">n</text:span>ce update of solutes that could be respired via PR-powered ion gradients.</text:p>
      <text:p text:style-name="P4"/>
      <text:p text:style-name="P5">Intracellular transport of solutes (<text:span text:style-name="T5">substrates, vitamins, ...</text:span>) depend on either ATP or H+ pumps, hence the con<text:span text:style-name="T5">n</text:span>ection to PR.</text:p>
      <text:p text:style-name="P2"/>
      <text:p text:style-name="P6">Objective: </text:p>
      <text:p text:style-name="P6">I) Can the energy generated by PR be used for the uptake of exogenic organic molecules?</text:p>
      <text:p text:style-name="P6">ii) Are the observed specific PR-driven responses to light due to the presence or <text:span text:style-name="T19">absence</text:span> of specific functions within a particular bacterial genome?</text:p>
      <text:p text:style-name="P6"/>
      <text:p text:style-name="P7">Strains employed within genus Dokdonia, all contain PR genes and respond differently to light:</text:p>
      <text:list xml:id="list2312949358" text:style-name="List_20_1">
        <text:list-item>
          <text:p text:style-name="P8">MED134 (<text:span text:style-name="T19">Mediterranean</text:span>)</text:p>
        </text:list-item>
        <text:list-item>
          <text:p text:style-name="P8">PRO95 (North Sea)</text:p>
        </text:list-item>
        <text:list-item>
          <text:p text:style-name="P8">DSW-1T (East Sea of Korea)</text:p>
        </text:list-item>
      </text:list>
      <text:p text:style-name="P7"/>
      <text:p text:style-name="P9">16S rRNA analysis renders PRO95 as a different species from MED134 and DSW-1T (there is a discriminatory value of 70% similarity for strains within the same species, <text:span text:style-name="T6">Auch et al. 2010</text:span>).</text:p>
      <text:p text:style-name="P9"/>
      <text:p text:style-name="P10">Only PRO95 contains the <text:span text:style-name="T7">de novo </text:span><text:span text:style-name="T8">pathway to synthesize Vitamin B1 (thiamine) which is essential in central <text:s/>carbon metabolism (TCA cycle).</text:span></text:p>
      <text:p text:style-name="P10"><text:span text:style-name="T8"/></text:p>
      <text:p text:style-name="P13"><text:span text:style-name="T8">Results:</text:span></text:p>
      <text:p text:style-name="P17"><text:span text:style-name="T8">Transcriptome comparisons showed PR genes expression higher in light for the three strains, but light-enhanced growth only higher in DSW-1T and MED134 (auxotrophic for B1).</text:span></text:p>
      <text:p text:style-name="P17"><text:span text:style-name="T8"/></text:p>
      <text:p text:style-name="P17"><text:span text:style-name="T8">Observed high expression of B1 transporter in the two auxotrophic strains, these transporters (TBDT) are proton-driven, hence the connection to PR H+ pump </text:span><text:span text:style-name="T9">and the light-enhanced growth observed here.</text:span></text:p>
      <text:p text:style-name="P17"><text:span text:style-name="T9"/></text:p>
      <text:p text:style-name="P18"><text:span text:style-name="T9">G</text:span><text:span text:style-name="T8">enomes of MED134 and PRO95 have been sequenced, </text:span><text:span text:style-name="T10">this study sequences DSW-1T</text:span><text:span text:style-name="T8">.</text:span></text:p>
      <text:p text:style-name="P18"><text:span text:style-name="T8"/></text:p>
      <text:p text:style-name="P19"><text:span text:style-name="T8">PRO95 contains two PR genes, H+ and Na+ <text:s/>dependent PR, even tough no significant growth changed detected under light.</text:span></text:p>
      <text:p text:style-name="P19"><text:span text:style-name="T8"/></text:p>
      <text:p text:style-name="P21"><text:span text:style-name="T8">DSW-1T contains the highest number of d</text:span><text:span text:style-name="T13">i</text:span><text:span text:style-name="T8">ferentially express genes (&gt;2 fold or &gt;0.25 fold) between light-dark. </text:span><text:span text:style-name="T12">PR is expressed in all 3 and more so in light.</text:span></text:p>
      <text:p text:style-name="P21"><text:span text:style-name="T12"/></text:p>
      <text:p text:style-name="P22"><text:soft-page-break/><text:span text:style-name="T12">P</text:span><text:span text:style-name="T8">RO95 had a 20-fold change in light of PR genes, but showed no growth difference. </text:span><text:span text:style-name="T14">Why is that? Other processes get benefited from PR.</text:span></text:p>
      <text:p text:style-name="P22"><text:span text:style-name="T14"/></text:p>
      <text:p text:style-name="P23"><text:span text:style-name="T8">Among processes that require a proton motive force (pmf) to function, the three strains showed the highest numbers of transcript reads were for:</text:span></text:p>
      <text:p text:style-name="P23"><text:span text:style-name="T8"/></text:p>
      <text:p text:style-name="P23"><text:span text:style-name="T8">i) TBDT transporter genes</text:span></text:p>
      <text:p text:style-name="P23"><text:span text:style-name="T8">ii) Gliding motility</text:span></text:p>
      <text:p text:style-name="P23"><text:span text:style-name="T8"/></text:p>
      <text:p text:style-name="P24"><text:span text:style-name="T8">Flavobacteria, such as these strains, are degraders of high molecular weight compounds, makes sense these genes highly expressed.</text:span></text:p>
      <text:p text:style-name="P24"><text:span text:style-name="T8"/></text:p>
      <text:p text:style-name="P25"><text:span text:style-name="T8">The vitamin B1 TBDT gene was the third most highly expressed TBDT gene in the auxotrophs MED134 and DSW-1T. Also, TBDT transcripts where 10-fold higher in the auxotrophs than in PRO95.</text:span></text:p>
      <text:p text:style-name="P25"><text:span text:style-name="T8"/></text:p>
      <text:p text:style-name="P25"><text:span text:style-name="T8">B1 transporter genes accounted for 18% of all pmf-dependent processes.</text:span></text:p>
      <text:p text:style-name="P25"><text:span text:style-name="T8"/></text:p>
      <text:p text:style-name="P26"><text:span text:style-name="T8">Results suggest B1 required during active growth in exponential phase.</text:span></text:p>
      <text:p text:style-name="P26"><text:span text:style-name="T8"/></text:p>
      <text:p text:style-name="P26"><text:span text:style-name="T8">The most highly expressed B1 dependent protein coding genes were involved in the TCA cycle, </text:span><text:span text:style-name="T15">these reactions may explain the light-enhanced growth </text:span><text:span text:style-name="T16">observed in B1 auxotrophic strains MED134 and DSW-1T</text:span></text:p>
      <text:p text:style-name="P26"><text:span text:style-name="T16"/></text:p>
      <text:p text:style-name="P28"><text:span text:style-name="T8">Proposed mechanism:</text:span></text:p>
      <text:p text:style-name="P27"><text:span text:style-name="T8">B1-Auxotrophs and PRO95 uptake B1 during light through TBDT + PR providing pmf, PRO95 also synthesize B1. During dark, only PRO95 has access to B1 since auxotrophs cannot import nor synthesize. </text:span></text:p>
      <text:p text:style-name="P27"><text:span text:style-name="T8"/></text:p>
      <text:p text:style-name="P30"><text:span text:style-name="T8">Authors conclude that the light-enhanced growth observed in some Dokdonia is not due to reduction in respiration under illumination (with more available carbon for anabolism) but due to the improved uptake of B1 vitamin through the effect of PR mediated pmf.</text:span></text:p>
      <text:p text:style-name="P17"><text:span text:style-name="T9"/></text:p>
      <text:p text:style-name="P14"><text:span text:style-name="T11">NOTES</text:span><text:span text:style-name="T8">: </text:span></text:p>
      <text:p text:style-name="P14"><text:span text:style-name="T17"/></text:p>
      <text:p text:style-name="P14"><text:span text:style-name="T17">Did the medium contain other essential vitamins?</text:span></text:p>
      <text:p text:style-name="P15"><text:span text:style-name="T17">ZoBell liquid medium which contains among other things yeast extract</text:span></text:p>
      <text:p text:style-name="P16"><text:span text:style-name="T17">Would be interesting/useful to map which genes are detected in each strain on a metabolic network, to get an idea of which pathways could be operative in each strain.</text:span></text:p>
      <text:p text:style-name="P16"><text:span text:style-name="T17"/></text:p>
      <text:p text:style-name="P20"><text:span text:style-name="T18">TBDT stands for T</text:span><text:span text:style-name="T17">onB-dependent transporter</text:span><text:span text:style-name="T18">, and are proton gradient dependent transporters situated in the outer membrane of Gram – bacteria, they bind siderophores and vitamins such as B12 among other stuff.</text:span></text:p>
      <text:p text:style-name="P20"><text:span text:style-name="T18"/></text:p>
      <text:p text:style-name="P25"><text:span text:style-name="T18">W</text:span><text:span text:style-name="T17">hat is a ribo-switch? Mechanism to repress gene expression when pathway product is in sufficient quantity.</text:span></text:p>
      <text:p text:style-name="P25"><text:span text:style-name="T17"/></text:p>
      <text:p text:style-name="P29"><text:span text:style-name="T17">It seems like they did not measure growth during dark and during light or? Could this me possible. Also, what about the effects of other nutrients/vitamins?</text:span></text:p>
      <text:p text:style-name="P15"><text:span text:style-name="T17"/></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1T12:32:09.707288376</meta:creation-date>
    <meta:generator>LibreOffice/6.4.6.2$Linux_X86_64 LibreOffice_project/40$Build-2</meta:generator>
    <dc:date>2021-03-01T15:53:54.116387980</dc:date>
    <meta:editing-duration>PT3H39S</meta:editing-duration>
    <meta:editing-cycles>35</meta:editing-cycles>
    <meta:document-statistic meta:table-count="0" meta:image-count="0" meta:object-count="0" meta:page-count="2" meta:paragraph-count="42" meta:word-count="704" meta:character-count="4519" meta:non-whitespace-character-count="3853"/>
  </office:meta>
</office:document-meta>
</file>